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in Asay</text:p>
      <text:p text:style-name="P2">Psych 101</text:p>
      <text:p text:style-name="P1">Personal Plan</text:p>
      <text:p text:style-name="P1"/>
      <text:list xml:id="list2082069290" text:style-name="L1">
        <text:list-header>
          <text:p text:style-name="P4">1. First I am going to focus on completing my Associates degree. I have decided not to declare a Major for the first few years, but I wish to complete a Minor in both Visual Arts, and Computers and the Humanities, focusing on illustration, 3D animation, and computer programming to hone my artistic aptitudes. </text:p>
          <text:p text:style-name="P4"/>
          <text:p text:style-name="P4">2. After completeing my Associates, I intend to apply for the Masters Program for Creative Writing, which, as far as I can tell, does not require applicants to have a specific Major, and so if my credentials are good, I ought to be able to get in with just my Associates degree.</text:p>
          <text:p text:style-name="P4"/>
          <text:p text:style-name="P4">3. If accepted, I will complete the two year program, which requires a minimum of 32 hours of coursework, a creative thesis, and an oral thesis defense. If all goes well, I will graduate with an MFA in Creative Writing with a Minor in Visual Arts and Computers and the Humanities, providing me with a well-rounded lineup of storytelling, artistic, and computer design and programming skills.</text:p>
          <text:p text:style-name="P4"/>
          <text:p text:style-name="P4">4. My next big step after graduation will be to submit an internship application to Pixar Animation Studios. This will require the completion of an online application, as well as a submission of my personal artistic portfolio or demo reel, depending on the type of internship I'm looking for. If accepted, I will do my best to be diligent and reliable so as to gain favor with my employers to make way for further employment opportunities. </text:p>
          <text:p text:style-name="P4"/>
          <text:p text:style-name="P4">5. At the conclusion of my internship, I will hopefully be able to use my acquired leverage <text:s/>and skills to apply for a job as either a Story Artist or an Animator at Pixar(Depending on which skill I feel that I am most capable in,) and provided I am accepted, work there quite contentedly for many years.</text:p>
          <text:p text:style-name="P4"/>
          <text:p text:style-name="P4">6. Should this plan fail, I have a few other options as well: I could apply my animation skills to try and secure a job at a video gaming company; I could also use my Creative Writing degree to attain a position in a newspaper column or magazine staff. Ideally, I would hope to be able to either get independently published as a writer of fiction, or be able to use my illustration and storytelling skills together in order to be a published graphic novelist or comic artist. </text:p>
        </text:list-header>
      </text:list>
      <text:p text:style-name="P3"/>
      <text:list xml:id="list467003217" text:continue-numbering="true" text:style-name="L1">
        <text:list-header>
          <text:p text:style-name="P4">7. If all else fails, and none of my plans work out, I will return to school and try to complete a degree in Psychology or Social Work. I plan to have previous volunteer experience with the state mental hospital, so with that and the degree, I will likely be able to get a job there. Failing that, it is likely that I will be able to find employment elsewhere with my skill lineup.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6T12:04:35</meta:creation-date>
    <dc:date>2009-12-16T13:08:08</dc:date>
    <meta:editing-duration>PT00H15M39S</meta:editing-duration>
    <meta:editing-cycles>3</meta:editing-cycles>
    <meta:generator>NeoOffice/3.0$Unix OpenOffice.org_project/Patch 1</meta:generator>
    <meta:document-statistic meta:table-count="0" meta:image-count="0" meta:object-count="0" meta:page-count="1" meta:paragraph-count="10" meta:word-count="473" meta:character-count="2612"/>
    <meta:user-defined meta:name="Info 1"/>
    <meta:user-defined meta:name="Info 2"/>
    <meta:user-defined meta:name="Info 3"/>
    <meta:user-defined meta:name="Info 4"/>
  </office:meta>
</office:document-meta>
</file>